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bfcdc"/>
    </style:style>
    <style:style style:name="P7" style:family="paragraph" style:parent-style-name="Standard">
      <style:paragraph-properties style:snap-to-layout-grid="false"/>
      <style:text-properties fo:color="#000000" officeooo:paragraph-rsid="001ddf75"/>
    </style:style>
    <style:style style:name="P8" style:family="paragraph" style:parent-style-name="Standard">
      <style:text-properties fo:color="#000000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10" style:family="paragraph" style:parent-style-name="Standard">
      <style:paragraph-properties>
        <style:tab-stops>
          <style:tab-stop style:position="0.6547in"/>
        </style:tab-stops>
      </style:paragraph-properties>
      <style:text-properties fo:color="#000000"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color="#000000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fo:font-weight="normal" officeooo:paragraph-rsid="000f7be7" fo:background-color="transparent" style:font-style-asian="italic" style:font-weight-asian="normal" style:language-complex="ar" style:country-complex="SA" style:font-weight-complex="normal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5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16" style:family="paragraph" style:parent-style-name="Standard">
      <style:text-properties fo:font-weight="normal" officeooo:rsid="00228768" officeooo:paragraph-rsid="00186c5a" style:font-weight-asian="normal" style:font-weight-complex="normal"/>
    </style:style>
    <style:style style:name="P17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9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20" style:family="paragraph" style:parent-style-name="Standard" style:list-style-name="L1">
      <style:paragraph-properties style:snap-to-layout-grid="false"/>
      <style:text-properties officeooo:paragraph-rsid="001196f4"/>
    </style:style>
    <style:style style:name="P21" style:family="paragraph" style:parent-style-name="Standard" style:list-style-name="L2">
      <style:paragraph-properties style:snap-to-layout-grid="false"/>
      <style:text-properties fo:color="#000000"/>
    </style:style>
    <style:style style:name="P22" style:family="paragraph" style:parent-style-name="Standard" style:list-style-name="L2">
      <style:paragraph-properties style:snap-to-layout-grid="false"/>
      <style:text-properties fo:color="#000000" officeooo:rsid="000e2478" officeooo:paragraph-rsid="00130f48"/>
    </style:style>
    <style:style style:name="P23" style:family="paragraph" style:parent-style-name="Standard" style:list-style-name="L2">
      <style:paragraph-properties style:snap-to-layout-grid="false"/>
      <style:text-properties fo:color="#000000" officeooo:rsid="000e2478" officeooo:paragraph-rsid="000e2478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5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6" style:family="paragraph" style:parent-style-name="Standard" style:list-style-name="L2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df75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0bb0f8" style:font-weight-asian="normal" style:font-weight-complex="normal"/>
    </style:style>
    <style:style style:name="T7" style:family="text">
      <style:text-properties fo:color="#000000" style:font-name="Times New Roman" fo:font-weight="normal" officeooo:rsid="0010bbb8" style:font-weight-asian="normal" style:font-weight-complex="normal"/>
    </style:style>
    <style:style style:name="T8" style:family="text">
      <style:text-properties fo:color="#000000" style:font-name="Times New Roman" fo:font-weight="normal" officeooo:rsid="001196f4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officeooo:rsid="000bb0f8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officeooo:rsid="00186c5a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ff" fo:language="en" fo:country="US" fo:font-weight="bold" style:font-weight-asian="bold" style:font-weight-complex="bold"/>
    </style:style>
    <style:style style:name="T19" style:family="text">
      <style:text-properties fo:color="#0000ff" fo:language="en" fo:country="US" fo:font-weight="bold" officeooo:rsid="000f7be7" style:font-weight-asian="bold" style:font-weight-complex="bold"/>
    </style:style>
    <style:style style:name="T20" style:family="text">
      <style:text-properties fo:color="#0000ff" fo:font-weight="bold" officeooo:rsid="000bb0f8" style:font-weight-asian="bold" style:font-weight-complex="bold"/>
    </style:style>
    <style:style style:name="T21" style:family="text">
      <style:text-properties fo:color="#0000ff" fo:font-weight="bold" officeooo:rsid="001a473e" style:font-weight-asian="bold" style:font-weight-complex="bold"/>
    </style:style>
    <style:style style:name="T22" style:family="text">
      <style:text-properties fo:color="#0000ff" fo:font-weight="bold" officeooo:rsid="001ddf75" style:font-weight-asian="bold" style:font-weight-complex="bold"/>
    </style:style>
    <style:style style:name="T23" style:family="text">
      <style:text-properties fo:color="#0000ff" fo:font-weight="bold" officeooo:rsid="001bf953" style:font-weight-asian="bold"/>
    </style:style>
    <style:style style:name="T24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color="#0000ff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6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7" style:family="text">
      <style:text-properties fo:color="#0000ff" style:text-line-through-style="none" style:font-name="Times New Roman" fo:font-size="12pt" fo:font-style="normal" style:text-underline-style="none" fo:font-weight="bold" officeooo:rsid="001bfcd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8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29" style:family="text">
      <style:text-properties fo:color="#0000ff" fo:font-weight="normal" officeooo:rsid="001ddf75" style:font-weight-asian="normal" style:font-weight-complex="normal"/>
    </style:style>
    <style:style style:name="T30" style:family="text">
      <style:text-properties officeooo:rsid="000bb0f8"/>
    </style:style>
    <style:style style:name="T31" style:family="text">
      <style:text-properties fo:font-weight="normal" officeooo:rsid="001bf953" style:font-weight-asian="normal" style:font-weight-complex="normal"/>
    </style:style>
    <style:style style:name="T32" style:family="text">
      <style:text-properties fo:font-weight="normal" officeooo:rsid="000f7be7" style:font-weight-asian="normal" style:font-weight-complex="normal"/>
    </style:style>
    <style:style style:name="T33" style:family="text">
      <style:text-properties fo:font-weight="normal" officeooo:rsid="001ddf75" style:font-weight-asian="normal" style:font-weight-complex="normal"/>
    </style:style>
    <style:style style:name="T34" style:family="text">
      <style:text-properties officeooo:rsid="001cc9ae" style:font-weight-complex="bold"/>
    </style:style>
    <style:style style:name="T35" style:family="text">
      <style:text-properties officeooo:rsid="001bf953" style:font-weight-complex="bold"/>
    </style:style>
    <style:style style:name="T36" style:family="text">
      <style:text-properties officeooo:rsid="000f7be7" style:font-weight-complex="bold"/>
    </style:style>
    <style:style style:name="T37" style:family="text">
      <style:text-properties officeooo:rsid="001a473e" style:font-weight-complex="bold"/>
    </style:style>
    <style:style style:name="T38" style:family="text">
      <style:text-properties officeooo:rsid="000f7be7"/>
    </style:style>
    <style:style style:name="T39" style:family="text">
      <style:text-properties officeooo:rsid="00130f48"/>
    </style:style>
    <style:style style:name="T40" style:family="text">
      <style:text-properties fo:language="es" fo:country="ES" style:language-complex="ar" style:country-complex="SA"/>
    </style:style>
    <style:style style:name="T41" style:family="text">
      <style:text-properties fo:language="es" fo:country="ES" officeooo:rsid="00130f48" style:language-complex="ar" style:country-complex="SA"/>
    </style:style>
    <style:style style:name="T42" style:family="text">
      <style:text-properties fo:language="es" fo:country="ES" officeooo:rsid="001bf953" style:language-complex="ar" style:country-complex="SA"/>
    </style:style>
    <style:style style:name="T43" style:family="text">
      <style:text-properties officeooo:rsid="001a4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T10">Modificar Proyecto</text:span></text:p>
          </table:table-cell>
          <table:table-cell table:style-name="Tabla1.B1" office:value-type="string">
            <text:p text:style-name="P5"><text:span text:style-name="T1">Nro. de Caso de Uso:</text:span> <text:span text:style-name="T20">SGC-ADM-01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UC_5f_NormalAzul_20_Car"><text:span text:style-name="T4"> </text:span></text:span><text:span text:style-name="UC_5f_NormalAzul_20_Car"><text:span text:style-name="T7">Modificar</text:span></text:span><text:span text:style-name="UC_5f_NormalAzul_20_Car"><text:span text:style-name="T5"> un </text:span></text:span><text:span text:style-name="UC_5f_NormalAzul_20_Car"><text:span text:style-name="T6">proyecto</text:span></text:span><text:span text:style-name="UC_5f_NormalAzul_20_Car"><text:span text:style-name="T5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9">Pre-condiciones:</text:span><text:span text:style-name="UC_5f_NormalAzul_20_Car"><text:span text:style-name="T4"> </text:span></text:span></text:p>
            <text:list xml:id="list3792774603670668924" text:style-name="L1">
              <text:list-item>
                <text:p text:style-name="P20"><text:span text:style-name="UC_5f_NormalAzul_20_Car"><text:span text:style-name="T5">El usuario debe haber iniciado sesión.</text:span></text:span></text:p>
              </text:list-item>
              <text:list-item>
                <text:p text:style-name="P20"><text:span text:style-name="UC_5f_NormalAzul_20_Car"><text:span text:style-name="T8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6">Los datos del proyecto han sido modificados.</text:span></text:span></text:p>
          </table:table-cell>
          <table:covered-table-cell/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8">CURSO NORMAL (Camino Exitoso)</text:p>
            <text:p text:style-name="P8"/>
          </table:table-cell>
          <table:covered-table-cell/>
        </table:table-row>
        <table:table-row table:style-name="Tabla2.1">
          <table:table-cell table:style-name="Tabla2.A2" office:value-type="string">
            <text:p text:style-name="P9">Usuario</text:p>
          </table:table-cell>
          <table:table-cell table:style-name="Tabla2.A1" office:value-type="string">
            <text:p text:style-name="P9">Sistema</text:p>
          </table:table-cell>
        </table:table-row>
        <table:table-row table:style-name="Tabla2.3">
          <table:table-cell table:style-name="Tabla2.A2" office:value-type="string">
            <text:list xml:id="list8726906702686151906" text:style-name="L2">
              <text:list-header>
                <text:p text:style-name="P21"/>
              </text:list-header>
            </text:list>
          </table:table-cell>
          <table:table-cell table:style-name="Tabla2.A1" office:value-type="string">
            <text:list xml:id="list173637702561647" text:continue-numbering="true" text:style-name="L2">
              <text:list-item>
                <text:p text:style-name="P22"><text:span text:style-name="T39">D</text:span>espliega una interfaz en forma de formulario con campos a ser completado para la modificación del proyecto. Recibe <text:span text:style-name="T39">como parámetro </text:span>el identificador del <text:span text:style-name="T30">proyecto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73637781229714" text:continue-numbering="true" text:style-name="L2">
              <text:list-item>
                <text:p text:style-name="P27"><text:span text:style-name="T43">Completa al menos uno de los siguientes campos</text:span>:<text:line-break/>“<text:span text:style-name="T39">Nombre”<text:line-break/>“Descripción”<text:line-break/>“Comité de cambios”<text:line-break/>“Fecha de finalización”</text:span></text:p>
              </text:list-item>
            </text:list>
          </table:table-cell>
          <table:table-cell table:style-name="Tabla2.A1" office:value-type="string">
            <text:list xml:id="list173638347069767" text:continue-numbering="true" text:style-name="L2">
              <text:list-header>
                <text:p text:style-name="P21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73638106750561" text:continue-numbering="true" text:style-name="L2">
              <text:list-item>
                <text:p text:style-name="P24">Oprime el botón “Modificar Proyecto”</text:p>
              </text:list-item>
            </text:list>
          </table:table-cell>
          <table:table-cell table:style-name="Tabla2.B5" office:value-type="string">
            <text:p text:style-name="P14"/>
          </table:table-cell>
        </table:table-row>
        <table:table-row table:style-name="Tabla2.4">
          <table:table-cell table:style-name="Tabla2.A5" office:value-type="string">
            <text:list xml:id="list173638604836856" text:continue-numbering="true" text:style-name="L2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637327568789" text:continue-numbering="true" text:style-name="L2">
              <text:list-item>
                <text:p text:style-name="P28">Verifica la validez de los campos <text:span text:style-name="T39">y actualiza el proyecto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73637161816570" text:continue-numbering="true" text:style-name="L2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637084544286" text:continue-numbering="true" text:style-name="L2">
              <text:list-item>
                <text:p text:style-name="P23">Despliega un mensaje de la <text:span text:style-name="T38">modificación</text:span>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73637771551964" text:continue-numbering="true" text:style-name="L2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636719112766" text:continue-numbering="true" text:style-name="L2">
              <text:list-item>
                <text:p text:style-name="P26"><text:span text:style-name="T40">Se redirige a </text:span><text:span text:style-name="T41">la interfaz </text:span><text:span text:style-name="T40">Administración </text:span><text:span text:style-name="T42">de Proyectos y Fases (ir al Caso de Uso </text:span><text:span text:style-name="T28">SGC-ADM-01</text:span><text:span text:style-name="T42">)</text:span></text:p>
              </text:list-item>
            </text:list>
          </table:table-cell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ALTERNATIVAS (Camino exitoso)</text:p>
          </table:table-cell>
        </table:table-row>
        <table:table-row table:style-name="Tabla3.1">
          <table:table-cell table:style-name="Tabla3.A1" office:value-type="string">
            <text:p text:style-name="P17">A1. Cancelar</text:p>
            <text:p text:style-name="P15"><text:span text:style-name="Default_20_Paragraph_20_Font"><text:span text:style-name="T11">En el paso </text:span></text:span><text:span text:style-name="Default_20_Paragraph_20_Font"><text:span text:style-name="T14">3</text:span></text:span><text:span text:style-name="Default_20_Paragraph_20_Font"><text:span text:style-name="T11">, <text:s/>el usuario </text:span></text:span><text:span text:style-name="Default_20_Paragraph_20_Font"><text:span text:style-name="T14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15"><text:span text:style-name="Default_20_Paragraph_20_Font"><text:span text:style-name="T16">A2. Asignar roles</text:span></text:span></text:p>
            <text:p text:style-name="P15"><text:span text:style-name="Default_20_Paragraph_20_Font"><text:span text:style-name="T15">Antes del</text:span></text:span><text:span text:style-name="Default_20_Paragraph_20_Font"><text:span text:style-name="T12"> paso 3, <text:s/>el usuario </text:span></text:span><text:span text:style-name="Default_20_Paragraph_20_Font"><text:span text:style-name="T13">oprime el botón “Asignar roles”. (Ir al Caso de Uso </text:span></text:span><text:span text:style-name="Default_20_Paragraph_20_Font"><text:span text:style-name="T24">SGC-ADM-02-0</text:span></text:span><text:span text:style-name="Default_20_Paragraph_20_Font"><text:span text:style-name="T27">4</text:span></text:span><text:span text:style-name="Default_20_Paragraph_20_Font"><text:span text:style-name="T13">)</text:span></text:span></text:p>
            <text:p text:style-name="P16"><text:span text:style-name="Default_20_Paragraph_20_Font"><text:span text:style-name="T17">A3. Modificar Fase<text:line-break/></text:span></text:span><text:span text:style-name="Default_20_Paragraph_20_Font"><text:span text:style-name="T15">En el paso 3, el usuario oprime el botón “Modificar fase”. (Ir al Caso de Uso </text:span></text:span><text:span text:style-name="Default_20_Paragraph_20_Font"><text:span text:style-name="T25">SGC-ADM-01-02-01</text:span></text:span><text:span text:style-name="Default_20_Paragraph_20_Font"><text:span text:style-name="T15">)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EXCEPCIONES</text:p>
          </table:table-cell>
        </table:table-row>
        <table:table-row table:style-name="Tabla4.1">
          <table:table-cell table:style-name="Tabla4.A1" office:value-type="string">
            <text:p text:style-name="P13"><text:span text:style-name="T38">4.1-Error de conexión con la base de datos. </text:span><text:span text:style-name="T32">Se redirige a</text:span><text:span text:style-name="T31">l Caso de Uso</text:span><text:span text:style-name="T32"> Administración </text:span><text:span text:style-name="T31">de </text:span><text:soft-page-break/><text:span text:style-name="T31">Proyectos y Fases (ir al Caso de Uso </text:span><text:span text:style-name="T23">SGC-ADM-01</text:span><text:span text:style-name="T31">).</text:span></text:p>
            <text:p text:style-name="P12"><text:span text:style-name="T34">5.</text:span><text:span text:style-name="T37">1</text:span><text:span text:style-name="T34">-</text:span><text:span text:style-name="T35">El sistema despliega un mensaje de error: “</text:span><text:span text:style-name="T34">Error en la verificación del proyecto o la fase.</text:span><text:span text:style-name="T35">” </text:span><text:span text:style-name="T36">Vuelve al punto </text:span><text:span text:style-name="T37">2</text:span><text:span text:style-name="T36">.</text:span></text:p>
            <text:p text:style-name="P10"/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pan text:style-name="Default_20_Paragraph_20_Font"><text:span text:style-name="T24">SGC-ADM-02-0</text:span></text:span><text:span text:style-name="Default_20_Paragraph_20_Font"><text:span text:style-name="T26">4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21">SGC-ADM-01-02-01</text:span></text:p>
          </table:table-cell>
        </table:table-row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8">SG</text:span><text:span text:style-name="T19">C</text:span><text:span text:style-name="T18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 <text:span text:style-name="T22">RF-10, RF-11, RF-12, RF-13</text:span><text:span text:style-name="T29">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18H27M56S</meta:editing-duration>
    <dc:date>2014-03-16T17:36:36.574408705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2" meta:word-count="292" meta:character-count="1813" meta:non-whitespace-character-count="1557"/>
  </office:meta>
</office:document-meta>
</file>